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person_name</text:p>
          </table:table-cell>
          <table:table-cell office:value-type="string" calcext:value-type="string">
            <text:p>ministry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cabinet_no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itanas Nausėda</text:p>
          </table:table-cell>
          <table:table-cell office:value-type="string" calcext:value-type="string">
            <text:p>Prezidentas</text:p>
          </table:table-cell>
          <table:table-cell office:value-type="date" office:date-value="2019-07-12" calcext:value-type="date">
            <text:p>2019-07-12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alia Grybauskaite</text:p>
          </table:table-cell>
          <table:table-cell office:value-type="string" calcext:value-type="string">
            <text:p>Prezidentas</text:p>
          </table:table-cell>
          <table:table-cell office:value-type="date" office:date-value="2009-07-12" calcext:value-type="date">
            <text:p>2009-07-12</text:p>
          </table:table-cell>
          <table:table-cell office:value-type="date" office:date-value="2019-07-12" calcext:value-type="date">
            <text:p>2019-07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aldas Adamkus</text:p>
          </table:table-cell>
          <table:table-cell office:value-type="string" calcext:value-type="string">
            <text:p>Prezidentas</text:p>
          </table:table-cell>
          <table:table-cell office:value-type="date" office:date-value="2004-07-12" calcext:value-type="date">
            <text:p>2004-07-12</text:p>
          </table:table-cell>
          <table:table-cell office:value-type="date" office:date-value="2009-07-12" calcext:value-type="date">
            <text:p>2009-07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as Paulauskas</text:p>
          </table:table-cell>
          <table:table-cell office:value-type="string" calcext:value-type="string">
            <text:p>Prezidentas</text:p>
          </table:table-cell>
          <table:table-cell office:value-type="date" office:date-value="2004-04-06" calcext:value-type="date">
            <text:p>2004-04-06</text:p>
          </table:table-cell>
          <table:table-cell office:value-type="date" office:date-value="2004-07-12" calcext:value-type="date">
            <text:p>2004-07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as Paksas</text:p>
          </table:table-cell>
          <table:table-cell office:value-type="string" calcext:value-type="string">
            <text:p>Prezidentas</text:p>
          </table:table-cell>
          <table:table-cell office:value-type="date" office:date-value="2003-02-26" calcext:value-type="date">
            <text:p>2003-02-26</text:p>
          </table:table-cell>
          <table:table-cell office:value-type="date" office:date-value="2004-04-06" calcext:value-type="date">
            <text:p>2004-04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aldas Adamkus</text:p>
          </table:table-cell>
          <table:table-cell office:value-type="string" calcext:value-type="string">
            <text:p>Prezidentas</text:p>
          </table:table-cell>
          <table:table-cell office:value-type="date" office:date-value="1998-02-26" calcext:value-type="date">
            <text:p>1998-02-26</text:p>
          </table:table-cell>
          <table:table-cell office:value-type="date" office:date-value="2003-02-26" calcext:value-type="date">
            <text:p>2003-02-26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00/00/0000</text:date>, <text:time style:data-style-name="N2" text:time-value="15:23:52.127115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3:34:20.783864707</meta:creation-date>
    <dc:date>2021-10-03T14:25:08.294057170</dc:date>
    <meta:editing-duration>PT17S</meta:editing-duration>
    <meta:editing-cycles>1</meta:editing-cycles>
    <meta:generator>LibreOffice/5.1.6.2$Linux_X86_64 LibreOffice_project/10m0$Build-2</meta:generator>
    <meta:document-statistic meta:table-count="1" meta:cell-count="42" meta:object-count="0"/>
  </office:meta>
</office:document-meta>
</file>